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PluginException.JbiPlug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luginException.JbiPlugi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luginException.JbiPlugi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luginException.JbiPlugi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